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6.639cm" fo:margin-left="0.101cm" table:align="left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9.393cm"/>
    </style:style>
    <style:style style:name="Tabella1.B" style:family="table-column">
      <style:table-column-properties style:column-width="0.513cm"/>
    </style:style>
    <style:style style:name="Tabella1.C" style:family="table-column">
      <style:table-column-properties style:column-width="0.612cm"/>
    </style:style>
    <style:style style:name="Tabella1.1" style:family="table-row">
      <style:table-row-properties style:min-row-height="0.695cm"/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a1.2" style:family="table-row">
      <style:table-row-properties style:min-row-height="0.787cm" fo:background-color="transparent" fo:keep-together="auto">
        <style:background-image/>
      </style:table-row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M2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3" style:family="table-row">
      <style:table-row-properties style:min-row-height="0.912cm" fo:background-color="transparent">
        <style:background-image/>
      </style:table-row-properties>
    </style:style>
    <style:style style:name="Tabella1.A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B3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M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1.4" style:family="table-row">
      <style:table-row-properties style:min-row-height="1.094cm" fo:background-color="transparent">
        <style:background-image/>
      </style:table-row-properties>
    </style:style>
    <style:style style:name="Tabella1.B4" style:family="table-cell">
      <style:table-cell-properties style:vertical-align="middle" fo:background-color="#ffff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5" style:family="table-row">
      <style:table-row-properties style:min-row-height="0.794cm" fo:background-color="transparent">
        <style:background-image/>
      </style:table-row-properties>
    </style:style>
    <style:style style:name="Tabella1.6" style:family="table-row">
      <style:table-row-properties style:min-row-height="0.974cm" fo:background-color="transparent">
        <style:background-image/>
      </style:table-row-properties>
    </style:style>
    <style:style style:name="Tabella1.7" style:family="table-row">
      <style:table-row-properties style:min-row-height="0.642cm" fo:background-color="transparent">
        <style:background-image/>
      </style:table-row-properties>
    </style:style>
    <style:style style:name="Tabella1.8" style:family="table-row">
      <style:table-row-properties style:min-row-height="0.607cm" fo:background-color="transparent">
        <style:background-image/>
      </style:table-row-properties>
    </style:style>
    <style:style style:name="Tabella1.9" style:family="table-row">
      <style:table-row-properties style:min-row-height="1.087cm" fo:background-color="transparent" fo:keep-together="auto">
        <style:background-image/>
      </style:table-row-properties>
    </style:style>
    <style:style style:name="Tabella1.M9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language="it" fo:country="IT" officeooo:rsid="000057e9" officeooo:paragraph-rsid="000057e9"/>
    </style:style>
    <style:style style:name="P2" style:family="paragraph" style:parent-style-name="Standard">
      <style:paragraph-properties fo:text-align="justify" style:justify-single-word="false"/>
      <style:text-properties fo:language="it" fo:country="IT" officeooo:rsid="000057e9" officeooo:paragraph-rsid="0013ffbf"/>
    </style:style>
    <style:style style:name="P3" style:family="paragraph" style:parent-style-name="Standard">
      <style:paragraph-properties fo:text-align="justify" style:justify-single-word="false"/>
      <style:text-properties fo:language="it" fo:country="IT" officeooo:rsid="000057e9" officeooo:paragraph-rsid="0066ae84"/>
    </style:style>
    <style:style style:name="P4" style:family="paragraph" style:parent-style-name="Standard">
      <style:paragraph-properties fo:text-align="justify" style:justify-single-word="false"/>
      <style:text-properties fo:language="it" fo:country="IT" officeooo:rsid="0007f407" officeooo:paragraph-rsid="0007f407"/>
    </style:style>
    <style:style style:name="P5" style:family="paragraph" style:parent-style-name="Standard">
      <style:paragraph-properties fo:text-align="justify" style:justify-single-word="false"/>
      <style:text-properties fo:language="it" fo:country="IT" officeooo:rsid="0007f407" officeooo:paragraph-rsid="0009aa20"/>
    </style:style>
    <style:style style:name="P6" style:family="paragraph" style:parent-style-name="Standard">
      <style:paragraph-properties fo:text-align="justify" style:justify-single-word="false"/>
      <style:text-properties fo:language="it" fo:country="IT" officeooo:rsid="0007f407" officeooo:paragraph-rsid="00227573"/>
    </style:style>
    <style:style style:name="P7" style:family="paragraph" style:parent-style-name="Standard">
      <style:paragraph-properties fo:text-align="justify" style:justify-single-word="false"/>
      <style:text-properties fo:language="it" fo:country="IT" fo:font-style="italic" fo:font-weight="normal" officeooo:rsid="0007f407" officeooo:paragraph-rsid="0007f407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it" fo:country="IT" fo:font-style="italic" fo:font-weight="bold" officeooo:rsid="00062142" officeooo:paragraph-rsid="003bd323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it" fo:country="IT" fo:font-style="italic" fo:font-weight="bold" officeooo:rsid="00586e36" officeooo:paragraph-rsid="00586e36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it" fo:country="IT" fo:font-style="italic" fo:font-weight="bold" officeooo:rsid="003bd323" officeooo:paragraph-rsid="003bd323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it" fo:country="IT" fo:font-style="italic" fo:font-weight="bold" officeooo:rsid="0078f78a" officeooo:paragraph-rsid="0007f407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it" fo:country="IT" fo:font-style="italic" officeooo:rsid="007d5794" officeooo:paragraph-rsid="007d5794" fo:background-color="transparent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language="it" fo:country="IT" fo:font-style="italic" officeooo:rsid="005968ef" officeooo:paragraph-rsid="007d5794" fo:background-color="transparent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language="it" fo:country="IT" officeooo:rsid="0009aa20" officeooo:paragraph-rsid="0009aa20"/>
    </style:style>
    <style:style style:name="P15" style:family="paragraph" style:parent-style-name="Standard">
      <style:paragraph-properties fo:text-align="justify" style:justify-single-word="false"/>
      <style:text-properties fo:language="it" fo:country="IT" officeooo:rsid="0009aa20" officeooo:paragraph-rsid="0067f82e"/>
    </style:style>
    <style:style style:name="P16" style:family="paragraph" style:parent-style-name="Standard">
      <style:paragraph-properties fo:text-align="justify" style:justify-single-word="false"/>
      <style:text-properties fo:language="it" fo:country="IT" officeooo:rsid="0010a632" officeooo:paragraph-rsid="0010a632"/>
    </style:style>
    <style:style style:name="P17" style:family="paragraph" style:parent-style-name="Standard">
      <style:paragraph-properties fo:text-align="justify" style:justify-single-word="false"/>
      <style:text-properties fo:language="it" fo:country="IT" officeooo:rsid="00137873" officeooo:paragraph-rsid="00137873"/>
    </style:style>
    <style:style style:name="P18" style:family="paragraph" style:parent-style-name="Standard">
      <style:paragraph-properties fo:text-align="justify" style:justify-single-word="false"/>
      <style:text-properties fo:language="it" fo:country="IT" officeooo:rsid="0013ffbf" officeooo:paragraph-rsid="0013ffbf"/>
    </style:style>
    <style:style style:name="P19" style:family="paragraph" style:parent-style-name="Standard">
      <style:paragraph-properties fo:text-align="justify" style:justify-single-word="false"/>
      <style:text-properties fo:language="it" fo:country="IT" officeooo:rsid="004067ab" officeooo:paragraph-rsid="00456287"/>
    </style:style>
    <style:style style:name="P20" style:family="paragraph" style:parent-style-name="Standard">
      <style:paragraph-properties fo:text-align="justify" style:justify-single-word="false"/>
      <style:text-properties fo:language="it" fo:country="IT" officeooo:rsid="004067ab" officeooo:paragraph-rsid="004e0d2a"/>
    </style:style>
    <style:style style:name="P21" style:family="paragraph" style:parent-style-name="Standard">
      <style:paragraph-properties fo:text-align="justify" style:justify-single-word="false"/>
      <style:text-properties fo:language="it" fo:country="IT" officeooo:rsid="004067ab" officeooo:paragraph-rsid="004f97c1"/>
    </style:style>
    <style:style style:name="P22" style:family="paragraph" style:parent-style-name="Standard">
      <style:paragraph-properties fo:text-align="justify" style:justify-single-word="false"/>
      <style:text-properties fo:language="it" fo:country="IT" officeooo:rsid="00519dd4" officeooo:paragraph-rsid="00519dd4"/>
    </style:style>
    <style:style style:name="P23" style:family="paragraph" style:parent-style-name="Standard">
      <style:paragraph-properties fo:text-align="start" style:justify-single-word="false"/>
      <style:text-properties fo:language="it" fo:country="IT" fo:font-weight="bold" officeooo:rsid="0007542d" officeooo:paragraph-rsid="000d0289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it" fo:country="IT" officeooo:rsid="00586e36" officeooo:paragraph-rsid="00586e36"/>
    </style:style>
    <style:style style:name="P25" style:family="paragraph" style:parent-style-name="Standard">
      <style:paragraph-properties fo:text-align="justify" style:justify-single-word="false"/>
      <style:text-properties fo:language="it" fo:country="IT" officeooo:rsid="005968ef" officeooo:paragraph-rsid="005968ef" fo:background-color="#ffff00"/>
    </style:style>
    <style:style style:name="P26" style:family="paragraph" style:parent-style-name="Standard">
      <style:paragraph-properties fo:text-align="justify" style:justify-single-word="false"/>
      <style:text-properties fo:language="it" fo:country="IT" officeooo:rsid="004067ab" officeooo:paragraph-rsid="004f97c1" fo:background-color="#ffff00"/>
    </style:style>
    <style:style style:name="P27" style:family="paragraph" style:parent-style-name="Standard">
      <style:paragraph-properties fo:text-align="justify" style:justify-single-word="false"/>
      <style:text-properties fo:language="it" fo:country="IT" officeooo:rsid="00602f5a" officeooo:paragraph-rsid="005d615e" fo:background-color="transparent"/>
    </style:style>
    <style:style style:name="P28" style:family="paragraph" style:parent-style-name="Standard">
      <style:paragraph-properties fo:text-align="justify" style:justify-single-word="false"/>
      <style:text-properties fo:language="it" fo:country="IT" officeooo:rsid="007b98c9" officeooo:paragraph-rsid="007b98c9" fo:background-color="transparent"/>
    </style:style>
    <style:style style:name="P29" style:family="paragraph" style:parent-style-name="Standard">
      <style:paragraph-properties fo:text-align="justify" style:justify-single-word="false"/>
      <style:text-properties fo:language="it" fo:country="IT" officeooo:rsid="005968ef" officeooo:paragraph-rsid="007d5794" fo:background-color="transparent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officeooo:rsid="00296c15" officeooo:paragraph-rsid="00296c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officeooo:rsid="0030f44f" officeooo:paragraph-rsid="0030f4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officeooo:rsid="00316b35" officeooo:paragraph-rsid="00316b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officeooo:rsid="00334f55" officeooo:paragraph-rsid="00334f5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fo:background-color="#b2b2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officeooo:rsid="00283295" officeooo:paragraph-rsid="002832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officeooo:rsid="00283295" officeooo:paragraph-rsid="0028329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language="it" fo:country="IT" fo:font-style="normal" fo:text-shadow="none" style:text-underline-style="none" fo:font-weight="bold" officeooo:rsid="00283295" officeooo:paragraph-rsid="0028329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officeooo:rsid="005d615e" officeooo:paragraph-rsid="005d615e"/>
    </style:style>
    <style:style style:name="P41" style:family="paragraph" style:parent-style-name="Standard">
      <style:paragraph-properties fo:text-align="justify" style:justify-single-word="false"/>
      <style:text-properties fo:font-size="12pt" fo:language="it" fo:country="IT" fo:font-weight="bold" officeooo:rsid="0007542d" officeooo:paragraph-rsid="000d028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language="it" fo:country="IT" fo:font-weight="normal" officeooo:rsid="0007542d" officeooo:paragraph-rsid="000d028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officeooo:rsid="0062a266" officeooo:paragraph-rsid="008c4e0a" fo:background-color="transparent"/>
    </style:style>
    <style:style style:name="P44" style:family="paragraph" style:parent-style-name="Standard">
      <style:paragraph-properties fo:text-align="justify" style:justify-single-word="false"/>
      <style:text-properties officeooo:rsid="007b98c9" officeooo:paragraph-rsid="007d5794"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officeooo:rsid="002e4337" officeooo:paragraph-rsid="002e4337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fo:background-color="#ffff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Standard" style:list-style-name="L1">
      <style:paragraph-properties fo:text-align="justify" style:justify-single-word="false"/>
      <style:text-properties fo:language="it" fo:country="IT" officeooo:rsid="0009aa20" officeooo:paragraph-rsid="0009aa20"/>
    </style:style>
    <style:style style:name="P49" style:family="paragraph" style:parent-style-name="Standard" style:list-style-name="L3">
      <style:paragraph-properties fo:text-align="justify" style:justify-single-word="false"/>
      <style:text-properties fo:language="it" fo:country="IT" officeooo:rsid="0013ffbf" officeooo:paragraph-rsid="0013ffbf"/>
    </style:style>
    <style:style style:name="P50" style:family="paragraph" style:parent-style-name="Standard" style:list-style-name="L2">
      <style:paragraph-properties fo:text-align="justify" style:justify-single-word="false"/>
      <style:text-properties officeooo:rsid="00588c6a" officeooo:paragraph-rsid="00588c6a"/>
    </style:style>
    <style:style style:name="P51" style:family="paragraph" style:parent-style-name="Standard" style:list-style-name="L2">
      <style:paragraph-properties fo:text-align="justify" style:justify-single-word="false"/>
      <style:text-properties officeooo:rsid="00588c6a" officeooo:paragraph-rsid="00588c6a" fo:background-color="transparent"/>
    </style:style>
    <style:style style:name="P52" style:family="paragraph" style:parent-style-name="Standard" style:list-style-name="L2">
      <style:paragraph-properties fo:text-align="justify" style:justify-single-word="false"/>
      <style:text-properties officeooo:rsid="00588c6a" officeooo:paragraph-rsid="005968ef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6e36" style:font-weight-asian="bold" style:font-weight-complex="bold"/>
    </style:style>
    <style:style style:name="T3" style:family="text">
      <style:text-properties fo:font-weight="bold" officeooo:rsid="0076839a" style:font-weight-asian="bold" style:font-weight-complex="bold"/>
    </style:style>
    <style:style style:name="T4" style:family="text">
      <style:text-properties officeooo:rsid="0009aa20"/>
    </style:style>
    <style:style style:name="T5" style:family="text">
      <style:text-properties officeooo:rsid="000b6c5e"/>
    </style:style>
    <style:style style:name="T6" style:family="text">
      <style:text-properties officeooo:rsid="000d028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9a28" style:font-weight-asian="normal" style:font-weight-complex="normal"/>
    </style:style>
    <style:style style:name="T9" style:family="text">
      <style:text-properties officeooo:rsid="000e7a5b"/>
    </style:style>
    <style:style style:name="T10" style:family="text">
      <style:text-properties officeooo:rsid="000f1571"/>
    </style:style>
    <style:style style:name="T11" style:family="text">
      <style:text-properties fo:font-style="italic" fo:font-weight="bold" officeooo:rsid="000d58da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ea75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586e3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78f78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7a3d81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18a6bc" style:font-style-asian="italic" style:font-style-complex="italic"/>
    </style:style>
    <style:style style:name="T18" style:family="text">
      <style:text-properties fo:font-style="italic" officeooo:rsid="0013ffbf" style:font-style-asian="italic" style:font-style-complex="italic"/>
    </style:style>
    <style:style style:name="T19" style:family="text">
      <style:text-properties fo:font-style="italic" officeooo:rsid="00a19ed9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a19ed9" style:font-style-asian="italic" style:font-style-complex="italic"/>
    </style:style>
    <style:style style:name="T22" style:family="text">
      <style:text-properties officeooo:rsid="00137873"/>
    </style:style>
    <style:style style:name="T23" style:family="text">
      <style:text-properties officeooo:rsid="0013ffbf"/>
    </style:style>
    <style:style style:name="T24" style:family="text">
      <style:text-properties officeooo:rsid="001495a3"/>
    </style:style>
    <style:style style:name="T25" style:family="text">
      <style:text-properties officeooo:rsid="0014cec7"/>
    </style:style>
    <style:style style:name="T26" style:family="text">
      <style:text-properties officeooo:rsid="0016b277"/>
    </style:style>
    <style:style style:name="T27" style:family="text">
      <style:text-properties officeooo:rsid="0018a6bc"/>
    </style:style>
    <style:style style:name="T28" style:family="text">
      <style:text-properties officeooo:rsid="00227573"/>
    </style:style>
    <style:style style:name="T29" style:family="text">
      <style:text-properties officeooo:rsid="0024342d"/>
    </style:style>
    <style:style style:name="T30" style:family="text">
      <style:text-properties officeooo:rsid="0025a6c2"/>
    </style:style>
    <style:style style:name="T31" style:family="text">
      <style:text-properties officeooo:rsid="0025aef7"/>
    </style:style>
    <style:style style:name="T32" style:family="text">
      <style:text-properties officeooo:rsid="0026b44b"/>
    </style:style>
    <style:style style:name="T33" style:family="text">
      <style:text-properties officeooo:rsid="00283295"/>
    </style:style>
    <style:style style:name="T34" style:family="text">
      <style:text-properties officeooo:rsid="002a6c86"/>
    </style:style>
    <style:style style:name="T35" style:family="text">
      <style:text-properties officeooo:rsid="002e4337"/>
    </style:style>
    <style:style style:name="T36" style:family="text">
      <style:text-properties officeooo:rsid="002fb536"/>
    </style:style>
    <style:style style:name="T37" style:family="text">
      <style:text-properties officeooo:rsid="002fe1fc"/>
    </style:style>
    <style:style style:name="T38" style:family="text">
      <style:text-properties officeooo:rsid="00316b35"/>
    </style:style>
    <style:style style:name="T39" style:family="text">
      <style:text-properties officeooo:rsid="00334f55"/>
    </style:style>
    <style:style style:name="T40" style:family="text">
      <style:text-properties officeooo:rsid="0034d41d"/>
    </style:style>
    <style:style style:name="T41" style:family="text">
      <style:text-properties officeooo:rsid="00374180"/>
    </style:style>
    <style:style style:name="T42" style:family="text">
      <style:text-properties officeooo:rsid="003a971a"/>
    </style:style>
    <style:style style:name="T43" style:family="text">
      <style:text-properties officeooo:rsid="003bd323"/>
    </style:style>
    <style:style style:name="T44" style:family="text">
      <style:text-properties officeooo:rsid="003c9293"/>
    </style:style>
    <style:style style:name="T45" style:family="text">
      <style:text-properties officeooo:rsid="003d4bbf"/>
    </style:style>
    <style:style style:name="T46" style:family="text">
      <style:text-properties officeooo:rsid="0041ec6b"/>
    </style:style>
    <style:style style:name="T47" style:family="text">
      <style:text-properties officeooo:rsid="00424bf1"/>
    </style:style>
    <style:style style:name="T48" style:family="text">
      <style:text-properties officeooo:rsid="00434487"/>
    </style:style>
    <style:style style:name="T49" style:family="text">
      <style:text-properties officeooo:rsid="0043fbdb"/>
    </style:style>
    <style:style style:name="T50" style:family="text">
      <style:text-properties officeooo:rsid="00456287"/>
    </style:style>
    <style:style style:name="T51" style:family="text">
      <style:text-properties officeooo:rsid="0046f665"/>
    </style:style>
    <style:style style:name="T52" style:family="text">
      <style:text-properties officeooo:rsid="0048f06b"/>
    </style:style>
    <style:style style:name="T53" style:family="text">
      <style:text-properties officeooo:rsid="004d75e1"/>
    </style:style>
    <style:style style:name="T54" style:family="text">
      <style:text-properties officeooo:rsid="004e0d2a"/>
    </style:style>
    <style:style style:name="T55" style:family="text">
      <style:text-properties officeooo:rsid="004f97c1"/>
    </style:style>
    <style:style style:name="T56" style:family="text">
      <style:text-properties officeooo:rsid="00513971"/>
    </style:style>
    <style:style style:name="T57" style:family="text">
      <style:text-properties officeooo:rsid="0052fa28"/>
    </style:style>
    <style:style style:name="T58" style:family="text">
      <style:text-properties officeooo:rsid="0054a549"/>
    </style:style>
    <style:style style:name="T59" style:family="text">
      <style:text-properties officeooo:rsid="00557b60"/>
    </style:style>
    <style:style style:name="T60" style:family="text">
      <style:text-properties officeooo:rsid="00588c6a"/>
    </style:style>
    <style:style style:name="T61" style:family="text">
      <style:text-properties fo:language="it" fo:country="IT"/>
    </style:style>
    <style:style style:name="T62" style:family="text">
      <style:text-properties fo:language="it" fo:country="IT" officeooo:rsid="0009aa20"/>
    </style:style>
    <style:style style:name="T63" style:family="text">
      <style:text-properties fo:language="it" fo:country="IT" officeooo:rsid="005a45ef"/>
    </style:style>
    <style:style style:name="T64" style:family="text">
      <style:text-properties fo:language="it" fo:country="IT" fo:background-color="transparent" loext:char-shading-value="0"/>
    </style:style>
    <style:style style:name="T65" style:family="text">
      <style:text-properties fo:language="it" fo:country="IT" officeooo:rsid="005a45ef" fo:background-color="transparent" loext:char-shading-value="0"/>
    </style:style>
    <style:style style:name="T66" style:family="text">
      <style:text-properties fo:language="it" fo:country="IT" officeooo:rsid="00696e6d" fo:background-color="transparent" loext:char-shading-value="0"/>
    </style:style>
    <style:style style:name="T67" style:family="text">
      <style:text-properties fo:language="it" fo:country="IT" officeooo:rsid="00602f5a" fo:background-color="transparent" loext:char-shading-value="0"/>
    </style:style>
    <style:style style:name="T68" style:family="text">
      <style:text-properties fo:language="it" fo:country="IT" officeooo:rsid="006be9ce" fo:background-color="transparent" loext:char-shading-value="0"/>
    </style:style>
    <style:style style:name="T69" style:family="text">
      <style:text-properties fo:language="it" fo:country="IT" officeooo:rsid="005ee930" fo:background-color="transparent" loext:char-shading-value="0"/>
    </style:style>
    <style:style style:name="T70" style:family="text">
      <style:text-properties fo:language="it" fo:country="IT" officeooo:rsid="005da37f" fo:background-color="transparent" loext:char-shading-value="0"/>
    </style:style>
    <style:style style:name="T71" style:family="text">
      <style:text-properties fo:language="it" fo:country="IT" officeooo:rsid="0067f82e" fo:background-color="transparent" loext:char-shading-value="0"/>
    </style:style>
    <style:style style:name="T72" style:family="text">
      <style:text-properties fo:language="it" fo:country="IT" officeooo:rsid="00616585" fo:background-color="transparent" loext:char-shading-value="0"/>
    </style:style>
    <style:style style:name="T73" style:family="text">
      <style:text-properties fo:language="it" fo:country="IT" officeooo:rsid="0081c44a" fo:background-color="transparent" loext:char-shading-value="0"/>
    </style:style>
    <style:style style:name="T74" style:family="text">
      <style:text-properties fo:language="it" fo:country="IT" officeooo:rsid="00838d7e" fo:background-color="transparent" loext:char-shading-value="0"/>
    </style:style>
    <style:style style:name="T75" style:family="text">
      <style:text-properties fo:language="it" fo:country="IT" officeooo:rsid="009203a2" fo:background-color="transparent" loext:char-shading-value="0"/>
    </style:style>
    <style:style style:name="T76" style:family="text">
      <style:text-properties fo:language="it" fo:country="IT" officeooo:rsid="009bc3b4" fo:background-color="transparent" loext:char-shading-value="0"/>
    </style:style>
    <style:style style:name="T77" style:family="text">
      <style:text-properties fo:language="it" fo:country="IT" officeooo:rsid="00a46083" fo:background-color="transparent" loext:char-shading-value="0"/>
    </style:style>
    <style:style style:name="T78" style:family="text">
      <style:text-properties fo:language="it" fo:country="IT" officeooo:rsid="005968ef"/>
    </style:style>
    <style:style style:name="T79" style:family="text">
      <style:text-properties fo:language="it" fo:country="IT" officeooo:rsid="00602f5a"/>
    </style:style>
    <style:style style:name="T80" style:family="text">
      <style:text-properties fo:language="it" fo:country="IT" officeooo:rsid="00689167"/>
    </style:style>
    <style:style style:name="T81" style:family="text">
      <style:text-properties fo:language="it" fo:country="IT" officeooo:rsid="00649d30"/>
    </style:style>
    <style:style style:name="T82" style:family="text">
      <style:text-properties fo:language="it" fo:country="IT" officeooo:rsid="00656872"/>
    </style:style>
    <style:style style:name="T83" style:family="text">
      <style:text-properties fo:language="it" fo:country="IT" officeooo:rsid="007bbc4e"/>
    </style:style>
    <style:style style:name="T84" style:family="text">
      <style:text-properties fo:language="it" fo:country="IT" officeooo:rsid="0081c44a"/>
    </style:style>
    <style:style style:name="T85" style:family="text">
      <style:text-properties fo:language="it" fo:country="IT" officeooo:rsid="00838d7e"/>
    </style:style>
    <style:style style:name="T86" style:family="text">
      <style:text-properties fo:language="it" fo:country="IT" officeooo:rsid="0085740b"/>
    </style:style>
    <style:style style:name="T87" style:family="text">
      <style:text-properties fo:language="it" fo:country="IT" officeooo:rsid="00863d14"/>
    </style:style>
    <style:style style:name="T88" style:family="text">
      <style:text-properties fo:language="it" fo:country="IT" officeooo:rsid="008a8245"/>
    </style:style>
    <style:style style:name="T89" style:family="text">
      <style:text-properties fo:language="it" fo:country="IT" officeooo:rsid="008d7297"/>
    </style:style>
    <style:style style:name="T90" style:family="text">
      <style:text-properties fo:language="it" fo:country="IT" officeooo:rsid="009203a2"/>
    </style:style>
    <style:style style:name="T91" style:family="text">
      <style:text-properties fo:language="it" fo:country="IT" officeooo:rsid="00938512"/>
    </style:style>
    <style:style style:name="T92" style:family="text">
      <style:text-properties fo:language="it" fo:country="IT" officeooo:rsid="009bc3b4"/>
    </style:style>
    <style:style style:name="T93" style:family="text">
      <style:text-properties fo:language="it" fo:country="IT" officeooo:rsid="00a46083"/>
    </style:style>
    <style:style style:name="T94" style:family="text">
      <style:text-properties fo:language="it" fo:country="IT" fo:font-style="italic" fo:background-color="transparent" loext:char-shading-value="0" style:font-style-asian="italic" style:font-style-complex="italic"/>
    </style:style>
    <style:style style:name="T95" style:family="text">
      <style:text-properties fo:language="it" fo:country="IT" fo:font-style="italic" officeooo:rsid="0092eb00" fo:background-color="transparent" loext:char-shading-value="0" style:font-style-asian="italic" style:font-style-complex="italic"/>
    </style:style>
    <style:style style:name="T96" style:family="text">
      <style:text-properties fo:language="it" fo:country="IT" fo:font-style="italic" officeooo:rsid="009bc3b4" fo:background-color="transparent" loext:char-shading-value="0" style:font-style-asian="italic" style:font-style-complex="italic"/>
    </style:style>
    <style:style style:name="T97" style:family="text">
      <style:text-properties fo:language="it" fo:country="IT" fo:font-style="italic" officeooo:rsid="00838d7e" fo:background-color="transparent" loext:char-shading-value="0" style:font-style-asian="italic" style:font-style-complex="italic"/>
    </style:style>
    <style:style style:name="T98" style:family="text">
      <style:text-properties fo:language="it" fo:country="IT" fo:font-style="italic" officeooo:rsid="00602f5a" fo:background-color="transparent" loext:char-shading-value="0" style:font-style-asian="italic" style:font-style-complex="italic"/>
    </style:style>
    <style:style style:name="T99" style:family="text">
      <style:text-properties fo:language="it" fo:country="IT" fo:font-style="italic" officeooo:rsid="006be9ce" fo:background-color="transparent" loext:char-shading-value="0" style:font-style-asian="italic" style:font-style-complex="italic"/>
    </style:style>
    <style:style style:name="T100" style:family="text">
      <style:text-properties fo:language="it" fo:country="IT" fo:font-style="italic" officeooo:rsid="00a46083" fo:background-color="transparent" loext:char-shading-value="0" style:font-style-asian="italic" style:font-style-complex="italic"/>
    </style:style>
    <style:style style:name="T101" style:family="text">
      <style:text-properties fo:language="it" fo:country="IT" fo:font-style="italic" officeooo:rsid="0085740b" style:font-style-asian="italic" style:font-style-complex="italic"/>
    </style:style>
    <style:style style:name="T102" style:family="text">
      <style:text-properties fo:language="it" fo:country="IT" fo:font-style="italic" officeooo:rsid="00656872" style:font-style-asian="italic" style:font-style-complex="italic"/>
    </style:style>
    <style:style style:name="T103" style:family="text">
      <style:text-properties fo:language="it" fo:country="IT" fo:font-style="italic" officeooo:rsid="00696e6d" style:font-style-asian="italic" style:font-style-complex="italic"/>
    </style:style>
    <style:style style:name="T104" style:family="text">
      <style:text-properties fo:language="it" fo:country="IT" fo:font-style="italic" officeooo:rsid="008a8245" style:font-style-asian="italic" style:font-style-complex="italic"/>
    </style:style>
    <style:style style:name="T105" style:family="text">
      <style:text-properties fo:language="it" fo:country="IT" fo:font-style="italic" officeooo:rsid="007b98c9" style:font-style-asian="italic" style:font-style-complex="italic"/>
    </style:style>
    <style:style style:name="T106" style:family="text">
      <style:text-properties fo:language="it" fo:country="IT" fo:font-style="italic" officeooo:rsid="008d7297" style:font-style-asian="italic" style:font-style-complex="italic"/>
    </style:style>
    <style:style style:name="T107" style:family="text">
      <style:text-properties fo:language="it" fo:country="IT" fo:font-style="italic" officeooo:rsid="006be9ce" style:font-style-asian="italic" style:font-style-complex="italic"/>
    </style:style>
    <style:style style:name="T108" style:family="text">
      <style:text-properties fo:language="it" fo:country="IT" fo:font-style="italic" officeooo:rsid="00938512" style:font-style-asian="italic" style:font-style-complex="italic"/>
    </style:style>
    <style:style style:name="T109" style:family="text">
      <style:text-properties fo:language="it" fo:country="IT" fo:font-style="italic" officeooo:rsid="006ed778" style:font-style-asian="italic" style:font-style-complex="italic"/>
    </style:style>
    <style:style style:name="T110" style:family="text">
      <style:text-properties fo:language="it" fo:country="IT" fo:font-style="italic" officeooo:rsid="009dff5d" style:font-style-asian="italic" style:font-style-complex="italic"/>
    </style:style>
    <style:style style:name="T111" style:family="text">
      <style:text-properties fo:language="it" fo:country="IT" fo:font-style="italic" officeooo:rsid="00863d14" style:font-style-asian="italic" style:font-style-complex="italic"/>
    </style:style>
    <style:style style:name="T112" style:family="text">
      <style:text-properties officeooo:rsid="005a45ef"/>
    </style:style>
    <style:style style:name="T113" style:family="text">
      <style:text-properties officeooo:rsid="005b8ae5"/>
    </style:style>
    <style:style style:name="T114" style:family="text">
      <style:text-properties officeooo:rsid="0066ae84"/>
    </style:style>
    <style:style style:name="T115" style:family="text">
      <style:text-properties officeooo:rsid="0066cab2"/>
    </style:style>
    <style:style style:name="T116" style:family="text">
      <style:text-properties officeooo:rsid="0067f82e"/>
    </style:style>
    <style:style style:name="T117" style:family="text">
      <style:text-properties officeooo:rsid="006a8875"/>
    </style:style>
    <style:style style:name="T118" style:family="text">
      <style:text-properties fo:font-size="14pt" style:font-size-asian="14pt" style:font-size-complex="14pt"/>
    </style:style>
    <style:style style:name="T119" style:family="text">
      <style:text-properties fo:font-size="14pt" officeooo:rsid="000d0289" style:font-size-asian="14pt" style:font-size-complex="14pt"/>
    </style:style>
    <style:style style:name="T120" style:family="text">
      <style:text-properties fo:font-size="14pt" officeooo:rsid="0007f407" style:font-size-asian="14pt" style:font-size-complex="14pt"/>
    </style:style>
    <style:style style:name="T121" style:family="text">
      <style:text-properties officeooo:rsid="006ed778"/>
    </style:style>
    <style:style style:name="T122" style:family="text">
      <style:text-properties officeooo:rsid="0070bb97"/>
    </style:style>
    <style:style style:name="T123" style:family="text">
      <style:text-properties officeooo:rsid="00715e6f"/>
    </style:style>
    <style:style style:name="T124" style:family="text">
      <style:text-properties officeooo:rsid="0074edb2"/>
    </style:style>
    <style:style style:name="T125" style:family="text">
      <style:text-properties officeooo:rsid="007525ce"/>
    </style:style>
    <style:style style:name="T126" style:family="text">
      <style:text-properties officeooo:rsid="0076839a"/>
    </style:style>
    <style:style style:name="T127" style:family="text">
      <style:text-properties officeooo:rsid="007a3d81"/>
    </style:style>
    <style:style style:name="T128" style:family="text">
      <style:text-properties officeooo:rsid="0081c44a"/>
    </style:style>
    <style:style style:name="T129" style:family="text">
      <style:text-properties officeooo:rsid="00863d14"/>
    </style:style>
    <style:style style:name="T130" style:family="text">
      <style:text-properties officeooo:rsid="0087a449"/>
    </style:style>
    <style:style style:name="T131" style:family="text">
      <style:text-properties officeooo:rsid="00905c54"/>
    </style:style>
    <style:style style:name="T132" style:family="text">
      <style:text-properties officeooo:rsid="00956821"/>
    </style:style>
    <style:style style:name="T133" style:family="text">
      <style:text-properties officeooo:rsid="0095ce23"/>
    </style:style>
    <style:style style:name="T134" style:family="text">
      <style:text-properties officeooo:rsid="0095ceec"/>
    </style:style>
    <style:style style:name="T135" style:family="text">
      <style:text-properties officeooo:rsid="0096ea61"/>
    </style:style>
    <style:style style:name="T136" style:family="text">
      <style:text-properties officeooo:rsid="0098239c"/>
    </style:style>
    <style:style style:name="T137" style:family="text">
      <style:text-properties officeooo:rsid="009c8d0d"/>
    </style:style>
    <style:style style:name="T138" style:family="text">
      <style:text-properties officeooo:rsid="009df24e"/>
    </style:style>
    <style:style style:name="T139" style:family="text">
      <style:text-properties officeooo:rsid="009dff5d"/>
    </style:style>
    <style:style style:name="T140" style:family="text">
      <style:text-properties officeooo:rsid="00a46083"/>
    </style:style>
    <style:style style:name="T141" style:family="text">
      <style:text-properties fo:background-color="#ffff00" loext:char-shading-value="0"/>
    </style:style>
    <style:style style:name="T142" style:family="text">
      <style:text-properties officeooo:rsid="003bd323" fo:background-color="#ffff00" loext:char-shading-value="0"/>
    </style:style>
    <style:style style:name="T143" style:family="text">
      <style:text-properties officeooo:rsid="003bd323" fo:background-color="#ffff00" loext:char-shading-value="0"/>
    </style:style>
    <style:style style:name="T144" style:family="text">
      <style:text-properties officeooo:rsid="00424bf1" fo:background-color="#ffff00" loext:char-shading-value="0"/>
    </style:style>
    <style:style style:name="T145" style:family="text">
      <style:text-properties officeooo:rsid="00424bf1" fo:background-color="#ffff00" loext:char-shading-value="0"/>
    </style:style>
    <style:style style:name="T146" style:family="text">
      <style:text-properties officeooo:rsid="006ed778" fo:background-color="#ffff00" loext:char-shading-value="0"/>
    </style:style>
    <style:style style:name="T147" style:family="text">
      <style:text-properties officeooo:rsid="006ed778" fo:background-color="#ffff00" loext:char-shading-value="0"/>
    </style:style>
    <style:style style:name="T148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19">Proposta di r</text:span><text:span text:style-name="T118">imodulazione </text:span><text:span text:style-name="T120">delle </text:span><text:span text:style-name="T118">attività ARPAV afferenti al progetto:</text:span></text:p>
      <text:p text:style-name="P42"/>
      <text:p text:style-name="P41"><text:span text:style-name="T7">“</text:span><text:span text:style-name="T8">Opportunità di elevare i livelli di sicurezza per la salute e per l’ambiente attraverso le misure di gestione del rischio previste dal regolamento REACH per i composti del Cadmio impiegati nella produzione del vetro artistico come coloranti della massa vetrosa”</text:span></text:p>
      <text:p text:style-name="P3"/>
      <text:p text:style-name="P3"/>
      <text:p text:style-name="P7"><text:span text:style-name="T1">Contesto </text:span><text:span text:style-name="T2">generale d</text:span><text:span text:style-name="T3">i</text:span><text:span text:style-name="T2"> progetto</text:span></text:p>
      <text:p text:style-name="P4"/>
      <text:p text:style-name="P6"><text:span text:style-name="T114">Il progetto, </text:span><text:span text:style-name="T115">nel</text:span><text:span text:style-name="T114"> seguito definito “Progetto Cadmio”, nella sua</text:span><text:span text:style-name="T28"> formulazione origina</text:span><text:span text:style-name="T114">ria prevedeva </text:span><text:span text:style-name="T28">due </text:span><text:span text:style-name="T115">specifiche </text:span>linee<text:span text:style-name="T115"> </text:span><text:span text:style-name="T28">di attività ARPAV</text:span><text:span text:style-name="T4">:</text:span></text:p>
      <text:p text:style-name="P5"/>
      <text:list xml:id="list1134235873" text:style-name="L1">
        <text:list-item>
          <text:p text:style-name="P48"><text:span text:style-name="T20">Obiettivo generale 1, obiettivo specifico </text:span><text:span text:style-name="T21">3</text:span><text:span text:style-name="T20">:</text:span> <text:span text:style-name="T6">modellistica di dispersione atmosferica per valutare le ricadute degli inquinanti emessi </text:span><text:span text:style-name="T22">dai forni fusori delle vetrerie;</text:span></text:p>
          <text:p text:style-name="P48"/>
        </text:list-item>
        <text:list-item>
          <text:p text:style-name="P48"><text:span text:style-name="T20">Obiettivo generale 2, obiettivo specifico 3:</text:span> realizzazione di una serie di misure delle emissioni a camino in funzione dell’utilizzo di differenti tecniche di introduzione dei coloranti nel processo produttivo del vetro.</text:p>
        </text:list-item>
      </text:list>
      <text:p text:style-name="P14"/>
      <text:p text:style-name="P15">Considerato che <text:span text:style-name="T44">in</text:span><text:span text:style-name="T5"> seguito </text:span><text:span text:style-name="T44">a</text:span><text:span text:style-name="T45">lla</text:span><text:span text:style-name="T5"> rimodulazione complessiva </text:span><text:span text:style-name="T28">degli obiettivi </text:span><text:span text:style-name="T44">generali e specifici d</text:span><text:span text:style-name="T115">el </text:span><text:span text:style-name="T44"><text:s/>“</text:span><text:span text:style-name="T115">P</text:span><text:span text:style-name="T44">rogetto </text:span><text:span text:style-name="T115">Cadmio” </text:span><text:span text:style-name="T28">e </text:span><text:span text:style-name="T29">la conseguente ridefinizione </text:span><text:span text:style-name="T5">delle attività </text:span><text:span text:style-name="T131">di responsabilità dei</text:span><text:span text:style-name="T51"> vari partners, </text:span><text:span text:style-name="T5">il budget assegnato </text:span><text:span text:style-name="T10">nominalmente</text:span><text:span text:style-name="T5"> ad ARPAV è stato significativamente ridotto, da circa 30.000 euro a circa 11.000 euro, </text:span><text:span text:style-name="T9">e</text:span><text:span text:style-name="T116">d</text:span><text:span text:style-name="T9"> </text:span><text:span text:style-name="T31">altresì</text:span><text:span text:style-name="T10"> </text:span><text:span text:style-name="T9">preso atto che l’importanza relativa d</text:span><text:span text:style-name="T30">elle </text:span><text:span text:style-name="T9">attività assegnate a</text:span><text:span text:style-name="T30">d ARPAV </text:span><text:span text:style-name="T9">è stata </text:span><text:span text:style-name="T30">significativamente </text:span><text:span text:style-name="T9">ridimensionata in favore di altre </text:span><text:span text:style-name="T45">linee progettuali</text:span><text:span text:style-name="T9">, si rende necessario </text:span><text:span text:style-name="T30">ri</text:span><text:span text:style-name="T9">definire nel dettaglio i possibili contenuti tecnici del nuovo impegno </text:span><text:span text:style-name="T31">progettuale </text:span><text:span text:style-name="T45">ARPAV.</text:span></text:p>
      <text:p text:style-name="P14"/>
      <text:p text:style-name="P14"/>
      <text:p text:style-name="P9">Contesto generale delle precedenti valutazioni ambientali <text:span text:style-name="T126">nell’isola di Murano</text:span></text:p>
      <text:p text:style-name="P14"/>
      <text:p text:style-name="P24">Le valutazioni <text:span text:style-name="T128">modellistiche</text:span><text:span text:style-name="T112"> riportate nella documentazione </text:span>tecnica prodotta da ARPAV nel 2014, e successivamente <text:span text:style-name="T60">con</text:span><text:span text:style-name="T113"> </text:span><text:span text:style-name="T60">ulteriore approfondimento </text:span>nel 2019, hanno evidenziato sinteticamente <text:span text:style-name="T113">per punti </text:span><text:span text:style-name="T60">quanto </text:span>segue:</text:p>
      <text:list xml:id="list1930236132" text:style-name="L2">
        <text:list-item>
          <text:p text:style-name="P50"><text:span text:style-name="T62">l</text:span><text:span text:style-name="T61">a </text:span><text:span text:style-name="T84">stima</text:span><text:span text:style-name="T61"> </text:span><text:span text:style-name="T84">modellistica </text:span><text:span text:style-name="T61">riferit</text:span><text:span text:style-name="T63">a</text:span><text:span text:style-name="T61"> a 76 camini di emissione afferenti ad </text:span><text:span text:style-name="T64">altrettanti forni fusori </text:span><text:span text:style-name="T73">attivi nell’isola di Murano</text:span><text:span text:style-name="T64"> è risultata significativamente sottostimata rispetto alle corrispondenti misurazioni ambientali </text:span><text:span text:style-name="T73">(livelli in aria ambiente)</text:span><text:span text:style-name="T64">, con particolare riferimento a</text:span><text:span text:style-name="T73">lle concentrazioni de</text:span><text:span text:style-name="T64">l Cadmi</text:span><text:span text:style-name="T65">o;</text:span></text:p>
        </text:list-item>
        <text:list-item>
          <text:p text:style-name="P51"><text:span text:style-name="T61">l</text:span><text:span text:style-name="T62">a </text:span><text:span text:style-name="T84">stima</text:span><text:span text:style-name="T62"> modellistica </text:span><text:span text:style-name="T61">riferita alle </text:span><text:span text:style-name="T90">sole </text:span><text:span text:style-name="T62">26 vetrerie autorizzate alla fusione di miscela contenente Cadmio </text:span><text:span text:style-name="T61">ha evidenziato </text:span><text:span text:style-name="T62">il rispetto del </text:span><text:span text:style-name="T61">corrispondente </text:span><text:span text:style-name="T62">obiettivo di qualità </text:span><text:span text:style-name="T84">dell’aria </text:span><text:span text:style-name="T61">(stima</text:span><text:span text:style-name="T63"> </text:span><text:span text:style-name="T61">inferiore di 1 ordine di grandezza </text:span><text:span text:style-name="T63">rispetto alle misure</text:span><text:span text:style-name="T61">)</text:span><text:span text:style-name="T62">;</text:span></text:p>
        </text:list-item>
        <text:list-item>
          <text:p text:style-name="P51"><text:span text:style-name="T61"><text:s/></text:span><text:span text:style-name="T63">le </text:span><text:span text:style-name="T62">stime modellistiche che </text:span><text:span text:style-name="T84">sono </text:span><text:span text:style-name="T90">necessariamente</text:span><text:span text:style-name="T84"> basate su</text:span><text:span text:style-name="T62">l rispetto dei limiti </text:span><text:span text:style-name="T90">autorizzati </text:span><text:span text:style-name="T62">all’emissione </text:span><text:span text:style-name="T61">dei forni fusori non sono </text:span><text:span text:style-name="T84">risultate </text:span><text:span text:style-name="T61">congruenti con le misur</text:span><text:span text:style-name="T63">azioni </text:span><text:span text:style-name="T61">ambientali </text:span><text:span text:style-name="T63">(monitoraggio della qualità dell’aria)</text:span><text:span text:style-name="T61">;</text:span></text:p>
        </text:list-item>
        <text:list-item>
          <text:p text:style-name="P52"><text:span text:style-name="T61">la componente di errore più importante nella stima modellistica </text:span><text:span text:style-name="T78">è </text:span><text:span text:style-name="T90">molto probabilmente </text:span><text:span text:style-name="T78">rappresentata dalla non corretta </text:span><text:span text:style-name="T93">e completa </text:span><text:span text:style-name="T78">caratterizzazione delle emissioni </text:span><text:span text:style-name="T93">totali </text:span><text:span text:style-name="T78">che </text:span><text:span text:style-name="T84">è </text:span><text:span text:style-name="T63">riconducibile </text:span><text:span text:style-name="T78">alla sottostima dei singoli valori emissivi a camino, alla </text:span><text:span text:style-name="T63">possibile </text:span><text:span text:style-name="T78">ridotta rappresentatività dei camini censiti con </text:span><text:span text:style-name="T63">il sistema </text:span><text:span text:style-name="T78">di telecontrollo rispetto al complesso delle fonti emissive </text:span><text:span text:style-name="T85">in esercizio</text:span><text:span text:style-name="T78">, </text:span><text:span text:style-name="T63">alla qualità e</text:span><text:span text:style-name="T85">d alla</text:span><text:span text:style-name="T63"> quantità delle </text:span><text:span text:style-name="T78">emissioni che </text:span><text:span text:style-name="T85">sono prodotte</text:span><text:span text:style-name="T78"> in condizioni di esercizio non a regime (</text:span><text:span text:style-name="T62">apertura dei bypass</text:span><text:span text:style-name="T78">) </text:span><text:span text:style-name="T63">e/</text:span><text:span text:style-name="T85">o</text:span><text:span text:style-name="T63"> </text:span><text:span text:style-name="T90">dal</text:span><text:span text:style-name="T85">le</text:span><text:span text:style-name="T78"> </text:span><text:span text:style-name="T62">emissioni </text:span><text:span text:style-name="T63">di tipo </text:span><text:span text:style-name="T78">diffus</text:span><text:span text:style-name="T63">o</text:span><text:span text:style-name="T78"> (non correttamente o </text:span><text:span text:style-name="T63">non </text:span><text:span text:style-name="T78">completamente </text:span><text:span text:style-name="T62">convogliate </text:span><text:span text:style-name="T78">a camino).</text:span></text:p>
        </text:list-item>
      </text:list>
      <text:p text:style-name="P25"/>
      <text:p text:style-name="P40"><text:span text:style-name="T74">P</text:span><text:span text:style-name="T64">rima di </text:span><text:span text:style-name="T68">procedere ad</text:span><text:span text:style-name="T64"> un’eventuale attualizzazione </text:span><text:span text:style-name="T75">dei profili emissivi</text:span><text:span text:style-name="T64"> e</text:span><text:span text:style-name="T75">d una</text:span><text:span text:style-name="T64"> caratterizzazione </text:span><text:span text:style-name="T69">completa </text:span><text:span text:style-name="T75">di tutte le</text:span><text:span text:style-name="T74"> p</text:span><text:span text:style-name="T64">ossibili sorgenti d</text:span><text:span text:style-name="T70">i e</text:span><text:span text:style-name="T64">missioni </text:span><text:span text:style-name="T74">rappresentate dai </text:span><text:span text:style-name="T64">forni fusori </text:span><text:span text:style-name="T71">delle vetrerie </text:span><text:soft-page-break/><text:span text:style-name="T77">attualmente </text:span><text:span text:style-name="T74">operanti </text:span><text:span text:style-name="T69">nell’isola di Murano, </text:span><text:span text:style-name="T72">attività </text:span><text:span text:style-name="T69">che dovrebbe necessariamente essere </text:span><text:span text:style-name="T74">rivista</text:span><text:span text:style-name="T72"> </text:span><text:span text:style-name="T74">considerando </text:span><text:span text:style-name="T71">i</text:span><text:span text:style-name="T76">n primo luogo i</text:span><text:span text:style-name="T71"> forti mutamenti </text:span><text:span text:style-name="T66">intercorsi n</text:span><text:span text:style-name="T71">el</text:span><text:span text:style-name="T69"> quadro </text:span><text:span text:style-name="T66">socio-</text:span><text:span text:style-name="T69">economico </text:span><text:span text:style-name="T66">e </text:span><text:span text:style-name="T69">produttivo </text:span><text:span text:style-name="T71">degli ultimi anni</text:span><text:span text:style-name="T69">,</text:span><text:span text:style-name="T64"> </text:span><text:span text:style-name="T94">è </text:span><text:span text:style-name="T95">di </text:span><text:span text:style-name="T96">fondamentale</text:span><text:span text:style-name="T95"> importanza </text:span><text:span text:style-name="T97">verificare </text:span><text:span text:style-name="T100">rispetto ad un singolo caso studio </text:span><text:span text:style-name="T98">la possibilità di individuare </text:span><text:span text:style-name="T99">uno</text:span><text:span text:style-name="T98"> strumento modellistico adatto per caratterizzare in modo efficace </text:span><text:span text:style-name="T99">e completo</text:span><text:span text:style-name="T98"> la dispersione degli inquinanti atmosferici</text:span><text:span text:style-name="T67">.</text:span></text:p>
      <text:p text:style-name="P27"/>
      <text:p text:style-name="P43"><text:span text:style-name="T79">R</text:span><text:span text:style-name="T61">ispetto a </text:span><text:span text:style-name="T86">questo</text:span><text:span text:style-name="T61"> obiettivo specifico la rimodulazione della </text:span><text:span text:style-name="T91">linea di attività</text:span><text:span text:style-name="T61"> progettuale </text:span><text:span text:style-name="T91">ARPA</text:span><text:span text:style-name="T92">V</text:span><text:span text:style-name="T61">, </text:span><text:span text:style-name="T80">di seguito esposta per grandi linee, </text:span><text:span text:style-name="T81">intende </text:span><text:span text:style-name="T86">focalizzare l’attenzione </text:span><text:span text:style-name="T91">su</text:span><text:span text:style-name="T82">lla valutazione di </text:span><text:span text:style-name="T86">impatto ambientale </text:span><text:span text:style-name="T101">riferita ad</text:span><text:span text:style-name="T102"> </text:span><text:span text:style-name="T103">una </text:span><text:span text:style-name="T102">singola sorgente di emissione </text:span><text:span text:style-name="T101">che </text:span><text:span text:style-name="T104">verrà</text:span><text:span text:style-name="T101"> </text:span><text:span text:style-name="T102">caratterizza</text:span><text:span text:style-name="T101">ta</text:span><text:span text:style-name="T102"> </text:span><text:span text:style-name="T104">tramite</text:span><text:span text:style-name="T101"> </text:span><text:span text:style-name="T102">un’attenta </text:span><text:span text:style-name="T105">e completa </text:span><text:span text:style-name="T102">analisi del profilo emissivo </text:span><text:span text:style-name="T106">e la conseguente </text:span><text:span text:style-name="T102">trattazione modellistica </text:span><text:span text:style-name="T103">di dispersione </text:span><text:span text:style-name="T107">degli inquinanti atmosferici </text:span><text:span text:style-name="T108">con</text:span><text:span text:style-name="T106"> </text:span><text:span text:style-name="T109">l’utiliz</text:span><text:span text:style-name="T105">z</text:span><text:span text:style-name="T109">o </text:span><text:span text:style-name="T101">di</text:span><text:span text:style-name="T109"> </text:span><text:span text:style-name="T102">uno strumento di tipo “</text:span><text:span text:style-name="T110">avanzato</text:span><text:span text:style-name="T102">” </text:span><text:span text:style-name="T106">i cui risultati verranno comparati a quelli </text:span><text:span text:style-name="T108">prodotti </text:span><text:span text:style-name="T106">d</text:span><text:span text:style-name="T108">a</text:span><text:span text:style-name="T106">lle </text:span><text:span text:style-name="T111">stime </text:span><text:span text:style-name="T109">modellistiche </text:span><text:span text:style-name="T101">storicamente </text:span><text:span text:style-name="T106">già </text:span><text:span text:style-name="T108">effettuate</text:span><text:span text:style-name="T109"> </text:span><text:span text:style-name="T104">da ARPAV</text:span><text:span text:style-name="T82">.</text:span></text:p>
      <text:p text:style-name="P28"/>
      <text:p text:style-name="P44"><text:span text:style-name="T61">L’obiettivo è produrre un’affidabile e robust</text:span><text:span text:style-name="T91">a quantificazione (</text:span><text:span text:style-name="T61">“source apportionment”</text:span><text:span text:style-name="T91">)</text:span><text:span text:style-name="T61"> del contributo di una singola sorgente rispetto allo stato di qualità dell’aria</text:span><text:span text:style-name="T88"> </text:span><text:span text:style-name="T83">che rappresenta il presupposto fondamentale per ipotizzare una eventuale </text:span><text:span text:style-name="T89">successivo sviluppo dell’attività </text:span><text:span text:style-name="T91">post-progettuale</text:span><text:span text:style-name="T89"> relativ</text:span><text:span text:style-name="T93">a</text:span><text:span text:style-name="T91"> </text:span><text:span text:style-name="T89">alla </text:span><text:span text:style-name="T87">“</text:span><text:span text:style-name="T83">chiusura della stima” rispetto a tutte le sorgenti di emissione </text:span><text:span text:style-name="T89">(f</text:span><text:span text:style-name="T83">orni fusori delle vetrerie</text:span><text:span text:style-name="T89">)</text:span><text:span text:style-name="T83"> che operano attivamente nell’isola di Murano.</text:span><text:span text:style-name="T78"> </text:span></text:p>
      <text:p text:style-name="P29"/>
      <text:p text:style-name="P12">Il possibile ritorno di tipo pratico-operativo dell’attività modellistica <text:span text:style-name="T132">focalizzata su una singola sorgente di emissione </text:span>sarà quindi la possibilità di definire <text:span text:style-name="T132">una serie di valutazion</text:span><text:span text:style-name="T137">i</text:span><text:span text:style-name="T132"> di </text:span>scenari<text:span text:style-name="T132">o che permettono la q</text:span>uantifica<text:span text:style-name="T132">zione </text:span>di possibili riduzion<text:span text:style-name="T129">i</text:span> delle concentrazioni ambientali di inquinanti in funzione di differenti modalit<text:span text:style-name="T129">à</text:span> di “gestione ambientale” della produzione artistica del vetro.</text:p>
      <text:p text:style-name="P13"/>
      <text:p text:style-name="P11"/>
      <text:p text:style-name="P4"><text:span text:style-name="T14">Ri</text:span><text:span text:style-name="T13">definizione </text:span><text:span text:style-name="T15">del contenuto de</text:span><text:span text:style-name="T13">lle</text:span><text:span text:style-name="T12"> a</text:span><text:span text:style-name="T11">ttività progettuali </text:span><text:span text:style-name="T12">ARPAV</text:span></text:p>
      <text:p text:style-name="P1"/>
      <text:p text:style-name="P17"><text:span text:style-name="T45">L</text:span>e due <text:span text:style-name="T32">originali </text:span>linee progettuali <text:span text:style-name="T133">assegnate</text:span><text:span text:style-name="T26"> ad </text:span><text:span text:style-name="T24">ARPAV </text:span><text:span text:style-name="T52">sono</text:span><text:span text:style-name="T32"> </text:span><text:span text:style-name="T23">rimodulate nel modo seguente:</text:span></text:p>
      <text:p text:style-name="P17"/>
      <text:list xml:id="list3732319353" text:style-name="L3">
        <text:list-item>
          <text:p text:style-name="P49">mantenimento dell’impegno relativo all’esecuzione di una serie di analisi delle emissioni a camino <text:span text:style-name="T27">(</text:span><text:span text:style-name="T16">obiettivo generale 2, obiettivo specifico 3</text:span>);</text:p>
        </text:list-item>
      </text:list>
      <text:p text:style-name="P18"/>
      <text:list xml:id="list80313053795590" text:continue-numbering="true" text:style-name="L3">
        <text:list-item>
          <text:p text:style-name="P49"><text:span text:style-name="T25">riduzione </text:span><text:span text:style-name="T27">della valutazione </text:span><text:span text:style-name="T25">del numero di sorgenti </text:span><text:span text:style-name="T27">considerate </text:span><text:span text:style-name="T32">nella stima modellistica </text:span><text:span text:style-name="T25">e </text:span><text:span text:style-name="T32">conseguente </text:span><text:span text:style-name="T25">maggiore speciazione</text:span> <text:span text:style-name="T27">e dettaglio </text:span>dell’attività <text:span text:style-name="T25">rispetto a</text:span><text:span text:style-name="T130">l</text:span> <text:span text:style-name="T32">caso studio </text:span>riferito ad 1 sorgente emissiva (<text:span text:style-name="T17">nuovo </text:span><text:span text:style-name="T16">obiettivo generale 1, obiettivo specifico 1</text:span>); <text:span text:style-name="T25">rispetto a</text:span> <text:span text:style-name="T138">questa specifica</text:span> rimodulazione, che <text:span text:style-name="T33">per quanto attiene all’attività </text:span><text:span text:style-name="T133">di</text:span><text:span text:style-name="T33"> ARPAV </text:span>è <text:span text:style-name="T133">di fatto </text:span>l’unica variazione <text:span text:style-name="T123">operativa </text:span>all’<text:span text:style-name="T138">originale </text:span><text:span text:style-name="T133">formulazione </text:span>d<text:span text:style-name="T133">i</text:span> progetto, si riferisce con maggiore dettaglio nel seguito della presente nota.</text:p>
        </text:list-item>
      </text:list>
      <text:p text:style-name="P2"/>
      <text:p text:style-name="P19">La valutazione modellistica prevede l’implementazione di un nuovo sistema di tipo lagrangiano a particelle, tridimensionale, non stazionario (LAPMOD) <text:span text:style-name="T48">i cui risultati verranno </text:span><text:span text:style-name="T46">comparat</text:span><text:span text:style-name="T48">i</text:span><text:span text:style-name="T46"> rispetto </text:span><text:span text:style-name="T48">a quelli </text:span><text:span text:style-name="T117">già </text:span><text:span text:style-name="T48">ottenuti con </text:span>l’utilizzo di <text:span text:style-name="T117">un sistema </text:span>a puff tridimensionale <text:span text:style-name="T122">di tipo </text:span>non stazionario (CALPUFF) <text:span text:style-name="T117">e per eventuale ulteriore confronto, con un </text:span>sistem<text:span text:style-name="T117">a</text:span> gaussiano a pennacchio di tipo evoluto (AERMOD) <text:span text:style-name="T122">che, ad oggi, rappresenta il riferimento </text:span><text:span text:style-name="T124">per </text:span><text:span text:style-name="T134">di </text:span><text:span text:style-name="T122">EPA </text:span><text:span text:style-name="T124">american</text:span><text:span text:style-name="T134">a</text:span><text:span text:style-name="T124"> nel</text:span><text:span text:style-name="T122">le valutazioni </text:span><text:span text:style-name="T124">modellistiche </text:span><text:span text:style-name="T125">di tipo “</text:span><text:span text:style-name="T124">normativo” (“regulatory </text:span><text:span text:style-name="T122">p</text:span><text:span text:style-name="T124">emitting”)</text:span><text:span text:style-name="T122"> a scala locale</text:span>. </text:p>
      <text:p text:style-name="P19"/>
      <text:p text:style-name="P20"><text:span text:style-name="T49">L’obiettivo </text:span><text:span text:style-name="T50">finale </text:span><text:span text:style-name="T49">è un’analisi di sensitività dei risultati </text:span><text:span text:style-name="T136">finalizzata ad </text:span><text:span text:style-name="T49">individuare la configurazione modellistica più adatta per descrivere un caso studio </text:span><text:span text:style-name="T136">che è </text:span><text:span text:style-name="T49">riferito ad una sorgente emissiva rappresentativa di differenti </text:span><text:span text:style-name="T135">possibili </text:span><text:span text:style-name="T50">profili di attività, modalità di gestion</text:span><text:span text:style-name="T136">e </text:span><text:span text:style-name="T52">ed alimentazione del forno </text:span><text:span text:style-name="T59">fusorio, </text:span><text:span text:style-name="T136">di </text:span><text:span text:style-name="T135">implementazione di </text:span><text:span text:style-name="T136">differenti tecnologie di </text:span><text:span text:style-name="T59">abbattimento delle emissioni </text:span><text:span text:style-name="T140">anche </text:span><text:soft-page-break/><text:span text:style-name="T136">attraverso </text:span><text:span text:style-name="T130">l’utilizzo d</text:span><text:span text:style-name="T59">i </text:span><text:span text:style-name="T52">dati </text:span><text:span text:style-name="T59">sperimentali che saranno resi disponibili </text:span><text:span text:style-name="T52">dall</text:span><text:span text:style-name="T59">a realizzazione delle </text:span><text:span text:style-name="T52">altre </text:span><text:span text:style-name="T130">linee di</text:span><text:span text:style-name="T52"> attività </text:span><text:span text:style-name="T136">del “Progetto Cadmio”</text:span><text:span text:style-name="T50">. </text:span></text:p>
      <text:p text:style-name="P21"/>
      <text:p text:style-name="P26"><text:span text:style-name="T55">Da rilevare che, a</text:span><text:span text:style-name="T53">llo stato attuale, ARPAV non dispone dell’expertise interna </text:span><text:span text:style-name="T54">necessaria </text:span><text:span text:style-name="T53">per la realizzazion</text:span><text:span text:style-name="T54">e</text:span><text:span text:style-name="T53"> della stima modellistica di dispersione </text:span><text:span text:style-name="T56">degli inquinanti atmosferici </text:span><text:span text:style-name="T54">con l’utilizzo di </text:span><text:span text:style-name="T53">un sistema di tipo lagrangiano a particelle</text:span><text:span text:style-name="T58"> </text:span><text:span text:style-name="T54">e, quindi, si prevede l’attivazione di una consulenza </text:span><text:span text:style-name="T55">con </text:span><text:span text:style-name="T122">una </text:span><text:span text:style-name="T55">ditta specializzata in grado di fornire tutoraggio, addestramento ed assistenza per la realizzazione della </text:span><text:span text:style-name="T56">nuova</text:span><text:span text:style-name="T55"> linea di attività </text:span><text:span text:style-name="T136">progettuale </text:span><text:span text:style-name="T23">(</text:span><text:span text:style-name="T17">nuovo </text:span><text:span text:style-name="T18">obiettivo generale 1, obiettivo specifico </text:span><text:span text:style-name="T19">3</text:span><text:span text:style-name="T23">).</text:span></text:p>
      <text:p text:style-name="P21"/>
      <text:p text:style-name="P22">Nel seguito viene definito il cronoprogramma indicativo delle attività connesse alla realizzazione <text:span text:style-name="T58">della s</text:span>pecifica <text:span text:style-name="T58">attività </text:span>progettuale <text:span text:style-name="T136">inerente </text:span><text:span text:style-name="T58">la modellistica di dispersione atmosferica</text:span>.</text:p>
      <text:p text:style-name="P1"/>
      <text:p text:style-name="P1"/>
      <text:p text:style-name="P8">Gantt attività progettuali <text:span text:style-name="T126">ARPAV per la modellistica </text:span><text:span text:style-name="T127">di dispersione </text:span><text:span text:style-name="T126">atmosferica</text:span></text:p>
      <text:p text:style-name="P1"/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 table:number-columns-repeated="11"/>
        <table:table-row table:style-name="Tabella1.1">
          <table:table-cell table:style-name="Tabella1.A1" table:number-rows-spanned="2" office:value-type="string">
            <text:p text:style-name="P37"><text:span text:style-name="T34">A</text:span>ttività progettuali</text:p>
          </table:table-cell>
          <table:table-cell table:style-name="Tabella1.B1" table:number-columns-spanned="12" office:value-type="string">
            <text:p text:style-name="P38"><text:span text:style-name="T34">D</text:span>urata indicativa in mes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covered-table-cell table:style-name="Tabella1.A2"/>
          <table:table-cell table:style-name="Tabella1.A1" office:value-type="string">
            <text:p text:style-name="P39">1</text:p>
          </table:table-cell>
          <table:table-cell table:style-name="Tabella1.A1" office:value-type="string">
            <text:p text:style-name="P39">2</text:p>
          </table:table-cell>
          <table:table-cell table:style-name="Tabella1.A1" office:value-type="string">
            <text:p text:style-name="P39">3</text:p>
          </table:table-cell>
          <table:table-cell table:style-name="Tabella1.A1" office:value-type="string">
            <text:p text:style-name="P39">4</text:p>
          </table:table-cell>
          <table:table-cell table:style-name="Tabella1.A1" office:value-type="string">
            <text:p text:style-name="P39">5</text:p>
          </table:table-cell>
          <table:table-cell table:style-name="Tabella1.A1" office:value-type="string">
            <text:p text:style-name="P39">6</text:p>
          </table:table-cell>
          <table:table-cell table:style-name="Tabella1.A1" office:value-type="string">
            <text:p text:style-name="P39">7</text:p>
          </table:table-cell>
          <table:table-cell table:style-name="Tabella1.A1" office:value-type="string">
            <text:p text:style-name="P39">8</text:p>
          </table:table-cell>
          <table:table-cell table:style-name="Tabella1.A1" office:value-type="string">
            <text:p text:style-name="P39">9</text:p>
          </table:table-cell>
          <table:table-cell table:style-name="Tabella1.A1" office:value-type="string">
            <text:p text:style-name="P39">10</text:p>
          </table:table-cell>
          <table:table-cell table:style-name="Tabella1.A1" office:value-type="string">
            <text:p text:style-name="P39">11</text:p>
          </table:table-cell>
          <table:table-cell table:style-name="Tabella1.M2" office:value-type="string">
            <text:p text:style-name="P39">12</text:p>
          </table:table-cell>
        </table:table-row>
        <table:table-row table:style-name="Tabella1.3">
          <table:table-cell table:style-name="Tabella1.A3" office:value-type="string">
            <text:p text:style-name="P30">Definizione <text:span text:style-name="T35">contenuti </text:span>accordo di consulenza e piano <text:span text:style-name="T37">di</text:span> formazione <text:span text:style-name="T36">per </text:span><text:span text:style-name="T42">utilizzo </text:span><text:span text:style-name="T37">nuovo </text:span><text:span text:style-name="T36">sistema modellistico</text:span></text:p>
          </table:table-cell>
          <table:table-cell table:style-name="Tabella1.B3" office:value-type="string">
            <text:p text:style-name="P32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M3" office:value-type="string">
            <text:p text:style-name="P31"/>
          </table:table-cell>
        </table:table-row>
        <table:table-row table:style-name="Tabella1.4">
          <table:table-cell table:style-name="Tabella1.A3" office:value-type="string">
            <text:p text:style-name="P45">Realizzazione piano formazione ed addestramento <text:span text:style-name="T41">personale </text:span>per utilizzo del <text:span text:style-name="T39">nuovo </text:span>sistema modellistico</text:p>
          </table:table-cell>
          <table:table-cell table:style-name="Tabella1.B4" office:value-type="string">
            <text:p text:style-name="P46"/>
          </table:table-cell>
          <table:table-cell table:style-name="Tabella1.B3" office:value-type="string">
            <text:p text:style-name="P46"/>
          </table:table-cell>
          <table:table-cell table:style-name="Tabella1.B3" office:value-type="string">
            <text:p text:style-name="P46"/>
          </table:table-cell>
          <table:table-cell table:style-name="Tabella1.B3" office:value-type="string">
            <text:p text:style-name="P46"/>
          </table:table-cell>
          <table:table-cell table:style-name="Tabella1.A3" office:value-type="string">
            <text:p text:style-name="P47"/>
          </table:table-cell>
          <table:table-cell table:style-name="Tabella1.A3" office:value-type="string">
            <text:p text:style-name="P47"/>
          </table:table-cell>
          <table:table-cell table:style-name="Tabella1.A3" office:value-type="string">
            <text:p text:style-name="P47"/>
          </table:table-cell>
          <table:table-cell table:style-name="Tabella1.A3" office:value-type="string">
            <text:p text:style-name="P47"/>
          </table:table-cell>
          <table:table-cell table:style-name="Tabella1.A3" office:value-type="string">
            <text:p text:style-name="P47"/>
          </table:table-cell>
          <table:table-cell table:style-name="Tabella1.A3" office:value-type="string">
            <text:p text:style-name="P47"/>
          </table:table-cell>
          <table:table-cell table:style-name="Tabella1.A3" office:value-type="string">
            <text:p text:style-name="P47"/>
          </table:table-cell>
          <table:table-cell table:style-name="Tabella1.M3" office:value-type="string">
            <text:p text:style-name="P47"/>
          </table:table-cell>
        </table:table-row>
        <table:table-row table:style-name="Tabella1.5">
          <table:table-cell table:style-name="Tabella1.A3" office:value-type="string">
            <text:p text:style-name="P33">Raccolta dati, validazione e caratterizzazione di 1 sorgente di emissione <text:span text:style-name="T40">(</text:span>caso studio<text:span text:style-name="T40">)</text:span></text:p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B3" office:value-type="string">
            <text:p text:style-name="P36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M3" office:value-type="string">
            <text:p text:style-name="P31"/>
          </table:table-cell>
        </table:table-row>
        <table:table-row table:style-name="Tabella1.6">
          <table:table-cell table:style-name="Tabella1.A3" office:value-type="string">
            <text:p text:style-name="P34">Stima con sistema modellistico “<text:span text:style-name="T139">tradizionale” </text:span>di riferimento per 1 sorgente <text:span text:style-name="T40">di emissione (</text:span>caso studio<text:span text:style-name="T40">)</text:span></text:p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B3" office:value-type="string">
            <text:p text:style-name="P32"/>
          </table:table-cell>
          <table:table-cell table:style-name="Tabella1.B3" office:value-type="string">
            <text:p text:style-name="P32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M3" office:value-type="string">
            <text:p text:style-name="P31"/>
          </table:table-cell>
        </table:table-row>
        <table:table-row table:style-name="Tabella1.7">
          <table:table-cell table:style-name="Tabella1.A3" office:value-type="string">
            <text:p text:style-name="P35">Stima con nuovo s<text:span text:style-name="T38">istema modellistico “</text:span><text:span text:style-name="T139">avanzato” </text:span><text:span text:style-name="T38">per 1 sorgente </text:span><text:span text:style-name="T40">di emissione (</text:span><text:span text:style-name="T38">caso studio</text:span><text:span text:style-name="T40">)</text:span></text:p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B3" office:value-type="string">
            <text:p text:style-name="P31"/>
          </table:table-cell>
          <table:table-cell table:style-name="Tabella1.B3" office:value-type="string">
            <text:p text:style-name="P32"/>
          </table:table-cell>
          <table:table-cell table:style-name="Tabella1.B3" office:value-type="string">
            <text:p text:style-name="P32"/>
          </table:table-cell>
          <table:table-cell table:style-name="Tabella1.B3" office:value-type="string">
            <text:p text:style-name="P32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M3" office:value-type="string">
            <text:p text:style-name="P31"/>
          </table:table-cell>
        </table:table-row>
        <table:table-row table:style-name="Tabella1.8">
          <table:table-cell table:style-name="Tabella1.A3" office:value-type="string">
            <text:p text:style-name="P35">Analisi e confronto output <text:span text:style-name="T41">dei </text:span><text:span text:style-name="T40">differenti sistemi </text:span>modellistici, analisi di sensitività dei risultati </text:p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B3" office:value-type="string">
            <text:p text:style-name="P31"/>
          </table:table-cell>
          <table:table-cell table:style-name="Tabella1.B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M3" office:value-type="string">
            <text:p text:style-name="P31"/>
          </table:table-cell>
        </table:table-row>
        <table:table-row table:style-name="Tabella1.9">
          <table:table-cell table:style-name="Tabella1.A3" office:value-type="string">
            <text:p text:style-name="P35">Reportistica <text:span text:style-name="T40">finale</text:span></text:p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A3" office:value-type="string">
            <text:p text:style-name="P31"/>
          </table:table-cell>
          <table:table-cell table:style-name="Tabella1.B3" office:value-type="string">
            <text:p text:style-name="P31"/>
          </table:table-cell>
          <table:table-cell table:style-name="Tabella1.B3" office:value-type="string">
            <text:p text:style-name="P31"/>
          </table:table-cell>
          <table:table-cell table:style-name="Tabella1.M9" office:value-type="string">
            <text:p text:style-name="P31"/>
          </table:table-cell>
        </table:table-row>
      </table:table>
      <text:p text:style-name="P1"/>
      <text:p text:style-name="P1"/>
      <text:p text:style-name="P10">Nota finale</text:p>
      <text:p text:style-name="P1"/>
      <text:p text:style-name="P16"><text:span text:style-name="T43">La </text:span>presente proposta di rimodulazione progettuale si intende necessariamente perfezionata nel momento in cui viene <text:span text:style-name="T57">definito</text:span> e concluso l’accordo esterno con <text:span text:style-name="T121">una</text:span> ditta specializzata <text:span text:style-name="T148">che prevede la consulenza specifica per l’utilizzo del nuovo sistema modellistico lagrangiano a particelle </text:span><text:span text:style-name="T143">e la redazione della reportistica </text:span><text:span text:style-name="T145">finale </text:span><text:span text:style-name="T147">dell’attività</text:span><text:span text:style-name="T148">.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5:26:25.621218470</meta:creation-date>
    <dc:date>2022-07-01T08:03:11.141588361</dc:date>
    <meta:editing-duration>PT7H12M8S</meta:editing-duration>
    <meta:editing-cycles>153</meta:editing-cycles>
    <meta:generator>LibreOffice/7.2.5.2$Linux_X86_64 LibreOffice_project/499f9727c189e6ef3471021d6132d4c694f357e5</meta:generator>
    <meta:print-date>2022-03-11T14:00:57.776851946</meta:print-date>
    <meta:document-statistic meta:table-count="1" meta:image-count="0" meta:object-count="0" meta:page-count="3" meta:paragraph-count="50" meta:word-count="1208" meta:character-count="8912" meta:non-whitespace-character-count="7756"/>
  </office:meta>
</office:document-meta>
</file>